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89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3.8236in"/>
    </style:style>
    <style:style style:name="co4" style:family="table-column">
      <style:table-column-properties fo:break-before="auto" style:column-width="0.719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group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BZ</text:p>
          </table:table-cell>
          <table:table-cell office:value-type="string">
            <text:p>Boulatruelle</text:p>
          </table:table-cell>
          <table:table-cell office:value-type="string">
            <text:p>Boulatruelle, former convict and road mender in Montfermei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CO</text:p>
          </table:table-cell>
          <table:table-cell office:value-type="string">
            <text:p>Cosette</text:p>
          </table:table-cell>
          <table:table-cell office:value-type="string">
            <text:p>Cosette, daughter of Fanti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GI</text:p>
          </table:table-cell>
          <table:table-cell office:value-type="string">
            <text:p>M. Gillenormand</text:p>
          </table:table-cell>
          <table:table-cell office:value-type="string">
            <text:p>M. Gillenormand, Marius's grandfath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V</text:p>
          </table:table-cell>
          <table:table-cell table:number-columns-repeated="2" office:value-type="string">
            <text:p>Jean Valje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ariu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W</text:p>
          </table:table-cell>
          <table:table-cell office:value-type="string">
            <text:p>Sewermen</text:p>
          </table:table-cell>
          <table:table-cell office:value-type="string">
            <text:p>Sewerm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AZ</text:p>
          </table:table-cell>
          <table:table-cell office:value-type="string">
            <text:p>Azelma</text:p>
          </table:table-cell>
          <table:table-cell office:value-type="string">
            <text:p>Azelma, daughter of the Thénardiers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CJ</text:p>
          </table:table-cell>
          <table:table-cell office:value-type="string">
            <text:p>Javert's coachman</text:p>
          </table:table-cell>
          <table:table-cell office:value-type="string">
            <text:p>Coachman assisting Javert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EP</text:p>
          </table:table-cell>
          <table:table-cell office:value-type="string">
            <text:p>Eponine</text:p>
          </table:table-cell>
          <table:table-cell office:value-type="string">
            <text:p>Eponine, daughter of the Thénardiers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JA</text:p>
          </table:table-cell>
          <table:table-cell office:value-type="string">
            <text:p>Javert</text:p>
          </table:table-cell>
          <table:table-cell office:value-type="string">
            <text:p>Javert, police office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TH</text:p>
          </table:table-cell>
          <table:table-cell office:value-type="string">
            <text:p>Thénardier</text:p>
          </table:table-cell>
          <table:table-cell office:value-type="string">
            <text:p>Thénardier, innkeeper in Montfermeil, aka Jondrett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CY</text:p>
          </table:table-cell>
          <table:table-cell office:value-type="string">
            <text:p>Concierge, l'Homme Armé</text:p>
          </table:table-cell>
          <table:table-cell office:value-type="string">
            <text:p>Concierge at rue de l'Homme Armé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CZ</text:p>
          </table:table-cell>
          <table:table-cell office:value-type="string">
            <text:p>Concierge's husband</text:p>
          </table:table-cell>
          <table:table-cell office:value-type="string">
            <text:p>Husband of Concierge at rue de l'Homme Armé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DJ</text:p>
          </table:table-cell>
          <table:table-cell office:value-type="string">
            <text:p>Doctor, Valjean</text:p>
          </table:table-cell>
          <table:table-cell office:value-type="string">
            <text:p>Doctor to Valjean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BO</text:p>
          </table:table-cell>
          <table:table-cell office:value-type="string">
            <text:p>Bossuet</text:p>
          </table:table-cell>
          <table:table-cell office:value-type="string">
            <text:p>Bossuet (Lesgle), member, Friends of the ABC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CM</text:p>
          </table:table-cell>
          <table:table-cell office:value-type="string">
            <text:p>Combeferre</text:p>
          </table:table-cell>
          <table:table-cell office:value-type="string">
            <text:p>Combeferre, member, Friends of the ABC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CR</text:p>
          </table:table-cell>
          <table:table-cell office:value-type="string">
            <text:p>Courfeyrac</text:p>
          </table:table-cell>
          <table:table-cell office:value-type="string">
            <text:p>Courfeyrac, member, Friends of the ABC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EN</text:p>
          </table:table-cell>
          <table:table-cell office:value-type="string">
            <text:p>Enjolras</text:p>
          </table:table-cell>
          <table:table-cell office:value-type="string">
            <text:p>Enjolras, chief of Friends of the ABC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FE</text:p>
          </table:table-cell>
          <table:table-cell office:value-type="string">
            <text:p>Feuilly</text:p>
          </table:table-cell>
          <table:table-cell office:value-type="string">
            <text:p>Feuilly, member, Friends of the ABC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GA</text:p>
          </table:table-cell>
          <table:table-cell office:value-type="string">
            <text:p>Gavroche</text:p>
          </table:table-cell>
          <table:table-cell office:value-type="string">
            <text:p>Gavroche, son of the Thénardiers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GT</text:p>
          </table:table-cell>
          <table:table-cell office:value-type="string">
            <text:p>Grantaire</text:p>
          </table:table-cell>
          <table:table-cell office:value-type="string">
            <text:p>Grantaire, Friends of the ABC skeptic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GV</text:p>
          </table:table-cell>
          <table:table-cell table:number-columns-repeated="2" office:value-type="string">
            <text:p>Government troops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IW</text:p>
          </table:table-cell>
          <table:table-cell table:number-columns-repeated="2" office:value-type="string">
            <text:p>Insurgent workers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JO</text:p>
          </table:table-cell>
          <table:table-cell office:value-type="string">
            <text:p>Joly</text:p>
          </table:table-cell>
          <table:table-cell office:value-type="string">
            <text:p>Joly, member Friends of the ABC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WA</text:p>
          </table:table-cell>
          <table:table-cell office:value-type="string">
            <text:p>Anonymous worker</text:p>
          </table:table-cell>
          <table:table-cell office:value-type="string">
            <text:p>Anonymous worker at barricade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Q</text:p>
          </table:table-cell>
          <table:table-cell office:value-type="string">
            <text:p>Basque</text:p>
          </table:table-cell>
          <table:table-cell office:value-type="string">
            <text:p>Basque, manservant to Gillenormand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CX</text:p>
          </table:table-cell>
          <table:table-cell office:value-type="string">
            <text:p>Concierge, Gillenormand</text:p>
          </table:table-cell>
          <table:table-cell office:value-type="string">
            <text:p>Concierge at Gillenormand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DG</text:p>
          </table:table-cell>
          <table:table-cell office:value-type="string">
            <text:p>Doctor, Gillenormand</text:p>
          </table:table-cell>
          <table:table-cell office:value-type="string">
            <text:p>Doctor at Gillenormand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MG</text:p>
          </table:table-cell>
          <table:table-cell office:value-type="string">
            <text:p>Mlle Gillenormand</text:p>
          </table:table-cell>
          <table:table-cell office:value-type="string">
            <text:p>Mlle Gillenormand, unmarried daughter of Gillenormand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NI</text:p>
          </table:table-cell>
          <table:table-cell office:value-type="string">
            <text:p>Nicolette</text:p>
          </table:table-cell>
          <table:table-cell office:value-type="string">
            <text:p>Nicolette, maid to Gillenormand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BX</text:p>
          </table:table-cell>
          <table:table-cell office:value-type="string">
            <text:p>Bourgeois man</text:p>
          </table:table-cell>
          <table:table-cell office:value-type="string">
            <text:p>Bourgeois man in Luxemburg gardens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BY</text:p>
          </table:table-cell>
          <table:table-cell office:value-type="string">
            <text:p>Bourgeois son</text:p>
          </table:table-cell>
          <table:table-cell office:value-type="string">
            <text:p>Bourgeois man's son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XA</text:p>
          </table:table-cell>
          <table:table-cell office:value-type="string">
            <text:p>Older child</text:p>
          </table:table-cell>
          <table:table-cell office:value-type="string">
            <text:p>Older Child, son of Thénardier, raised by Magnon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XB</text:p>
          </table:table-cell>
          <table:table-cell office:value-type="string">
            <text:p>Younger child</text:p>
          </table:table-cell>
          <table:table-cell office:value-type="string">
            <text:p>Younger Child, son of Thénardier, raised by Magnon</text:p>
          </table:table-cell>
          <table:table-cell office:value-type="float" office:value="6">
            <text:p>6</text:p>
          </table:table-cell>
          <table:table-cell table:number-columns-repeated="1019"/>
        </table:table-row>
      </table:table>
      <table:database-ranges>
        <table:database-range table:target-range-address="Sheet1.A1:Sheet1.D1048576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10/28/2015</text:date>, <text:time>10:4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8T10:47:54</dc:date>
    <dc:creator>Sergei Kalugin</dc:creator>
    <meta:generator>OpenOffice/4.1.1$Unix OpenOffice.org_project/411m6$Build-9775</meta:generator>
    <meta:editing-duration>PT2M9S</meta:editing-duration>
    <meta:editing-cycles>1</meta:editing-cycles>
    <meta:document-statistic meta:table-count="1" meta:cell-count="140" meta:object-count="0"/>
  </office:meta>
</office:document-meta>
</file>